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a1" style:family="table" style:master-page-name="">
      <style:table-properties style:width="17cm" style:page-number="auto" fo:break-before="auto" fo:break-after="auto" table:align="left" fo:keep-with-next="auto"/>
    </style:style>
    <style:style style:name="Tabla1.A" style:family="table-column">
      <style:table-column-properties style:column-width="3.198cm"/>
    </style:style>
    <style:style style:name="Tabla1.B" style:family="table-column">
      <style:table-column-properties style:column-width="6.445cm"/>
    </style:style>
    <style:style style:name="Tabla1.C" style:family="table-column">
      <style:table-column-properties style:column-width="7.357cm"/>
    </style:style>
    <style:style style:name="Tabla1.A1" style:family="table-cell">
      <style:table-cell-properties style:vertical-align="middle" fo:padding-left="0.318cm" fo:padding-right="0.318cm" fo:padding-top="0.212cm" fo:padding-bottom="0.212cm" fo:border="0.05pt solid #000000"/>
    </style:style>
    <style:style style:name="Tabla2" style:family="table" style:master-page-name="">
      <style:table-properties style:width="17cm" style:page-number="auto" fo:break-before="auto" fo:break-after="auto" table:align="left" fo:keep-with-next="auto"/>
    </style:style>
    <style:style style:name="Tabla2.A" style:family="table-column">
      <style:table-column-properties style:column-width="3.127cm"/>
    </style:style>
    <style:style style:name="Tabla2.B" style:family="table-column">
      <style:table-column-properties style:column-width="8.112cm"/>
    </style:style>
    <style:style style:name="Tabla2.C" style:family="table-column">
      <style:table-column-properties style:column-width="5.761cm"/>
    </style:style>
    <style:style style:name="Tabla2.A1" style:family="table-cell">
      <style:table-cell-properties style:vertical-align="middle" fo:padding-left="0.318cm" fo:padding-right="0.318cm" fo:padding-top="0.212cm" fo:padding-bottom="0.212cm" fo:border="0.05pt solid #000000"/>
    </style:style>
    <style:style style:name="P1" style:family="paragraph" style:parent-style-name="Heading_20_2">
      <style:paragraph-properties fo:margin-left="0cm" fo:margin-right="0cm" fo:text-indent="0cm" style:auto-text-indent="false" fo:keep-with-next="auto"/>
    </style:style>
    <style:style style:name="P2" style:family="paragraph" style:parent-style-name="Heading_20_3">
      <style:paragraph-properties fo:margin-left="0cm" fo:margin-right="0cm" fo:text-indent="0cm" style:auto-text-indent="false" fo:keep-with-next="auto"/>
    </style:style>
    <style:style style:name="P3" style:family="paragraph" style:parent-style-name="Preformatted_20_Text">
      <style:paragraph-properties fo:margin-left="0cm" fo:margin-right="0cm" fo:margin-top="0cm" fo:margin-bottom="0.499cm" style:contextual-spacing="false" fo:text-indent="0cm" style:auto-text-indent="false" fo:keep-with-next="auto"/>
    </style:style>
    <style:style style:name="P4" style:family="paragraph" style:parent-style-name="Preformatted_20_Text">
      <style:paragraph-properties fo:margin-left="0cm" fo:margin-right="0cm" fo:text-indent="0cm" style:auto-text-indent="false" fo:keep-with-next="auto"/>
    </style:style>
    <style:style style:name="P5" style:family="paragraph" style:parent-style-name="Preformatted_20_Text">
      <style:paragraph-properties fo:keep-with-next="auto"/>
    </style:style>
    <style:style style:name="P6" style:family="paragraph" style:parent-style-name="Preformatted_20_Text">
      <style:paragraph-properties fo:margin-top="0cm" fo:margin-bottom="0.499cm" style:contextual-spacing="false" fo:keep-with-next="auto"/>
    </style:style>
    <style:style style:name="P7" style:family="paragraph" style:parent-style-name="Table_20_Contents">
      <style:paragraph-properties fo:margin-left="0cm" fo:margin-right="0cm" fo:margin-top="0cm" fo:margin-bottom="0.499cm" style:contextual-spacing="false" fo:text-indent="0cm" style:auto-text-indent="false" fo:keep-with-next="auto"/>
    </style:style>
    <style:style style:name="P8" style:family="paragraph" style:parent-style-name="Table_20_Contents">
      <style:paragraph-properties fo:margin-left="0cm" fo:margin-right="0cm" fo:text-indent="0cm" style:auto-text-indent="false" fo:keep-with-next="auto"/>
    </style:style>
    <style:style style:name="P9" style:family="paragraph" style:parent-style-name="Table_20_Contents">
      <style:paragraph-properties fo:margin-left="0cm" fo:margin-right="0cm" fo:margin-top="0cm" fo:margin-bottom="0.499cm" style:contextual-spacing="false" fo:text-indent="0cm" style:auto-text-indent="false" fo:keep-with-next="auto"/>
      <style:text-properties loext:padding="0cm" loext:border="none"/>
    </style:style>
    <style:style style:name="P10" style:family="paragraph" style:parent-style-name="Text_20_body">
      <style:paragraph-properties fo:margin-left="0cm" fo:margin-right="0cm" fo:text-indent="0cm" style:auto-text-indent="false" fo:keep-with-next="auto"/>
    </style:style>
    <style:style style:name="P11" style:family="paragraph" style:parent-style-name="Text_20_body">
      <style:paragraph-properties fo:margin-left="0cm" fo:margin-right="0cm" fo:text-indent="0cm" style:auto-text-indent="false" fo:padding="0cm" fo:border="none"/>
    </style:style>
    <style:style style:name="P12" style:family="paragraph" style:parent-style-name="Text_20_body" style:list-style-name="L1">
      <style:paragraph-properties fo:margin-left="0cm" fo:margin-right="0cm" fo:text-indent="0cm" style:auto-text-indent="false" fo:keep-with-next="auto"/>
    </style:style>
    <style:style style:name="P13" style:family="paragraph" style:parent-style-name="Text_20_body" style:list-style-name="L2">
      <style:paragraph-properties fo:margin-left="0cm" fo:margin-right="0cm" fo:text-indent="0cm" style:auto-text-indent="false" fo:keep-with-next="auto"/>
    </style:style>
    <style:style style:name="P14" style:family="paragraph" style:parent-style-name="Text_20_body" style:list-style-name="L3">
      <style:paragraph-properties fo:margin-left="0cm" fo:margin-right="0cm" fo:text-indent="0cm" style:auto-text-indent="false" fo:keep-with-next="auto"/>
    </style:style>
    <style:style style:name="P15" style:family="paragraph" style:parent-style-name="Text_20_body" style:list-style-name="L4">
      <style:paragraph-properties fo:margin-left="0cm" fo:margin-right="0cm" fo:text-indent="0cm" style:auto-text-indent="false" fo:keep-with-next="auto"/>
    </style:style>
    <style:style style:name="P16" style:family="paragraph" style:parent-style-name="Text_20_body" style:list-style-name="L4">
      <style:paragraph-properties fo:margin-left="0cm" fo:margin-right="0cm" fo:text-indent="0cm" style:auto-text-indent="false" fo:keep-with-next="auto"/>
      <style:text-properties loext:padding="0cm" loext:border="none"/>
    </style:style>
    <style:style style:name="P17" style:family="paragraph" style:parent-style-name="Text_20_body">
      <style:paragraph-properties fo:margin-left="0cm" fo:margin-right="0cm" fo:text-indent="0cm" style:auto-text-indent="false"/>
      <style:text-properties loext:padding="0cm" loext:border="none"/>
    </style:style>
    <style:style style:name="P18" style:family="paragraph" style:parent-style-name="Text_20_body">
      <style:paragraph-properties fo:margin-left="0cm" fo:margin-right="0cm" fo:text-indent="0cm" style:auto-text-indent="false" fo:keep-with-next="auto"/>
      <style:text-properties loext:padding="0cm" loext:border="none"/>
    </style:style>
    <style:style style:name="P19" style:family="paragraph" style:parent-style-name="Text_20_body" style:list-style-name="L14">
      <style:paragraph-properties fo:margin-left="0cm" fo:margin-right="0cm" fo:text-indent="0cm" style:auto-text-indent="false" fo:keep-with-next="auto"/>
      <style:text-properties loext:padding="0cm" loext:border="none"/>
    </style:style>
    <style:style style:name="P20" style:family="paragraph" style:parent-style-name="Text_20_body" style:list-style-name="L5">
      <style:paragraph-properties fo:margin-left="0cm" fo:margin-right="0cm" fo:text-indent="0cm" style:auto-text-indent="false" fo:padding="0cm" fo:border="none" fo:keep-with-next="auto"/>
    </style:style>
    <style:style style:name="P21" style:family="paragraph" style:parent-style-name="Text_20_body" style:list-style-name="L5">
      <style:paragraph-properties fo:margin-left="0cm" fo:margin-right="0cm" fo:text-indent="0cm" style:auto-text-indent="false" fo:keep-with-next="auto"/>
    </style:style>
    <style:style style:name="P22" style:family="paragraph" style:parent-style-name="Text_20_body" style:list-style-name="L6">
      <style:paragraph-properties fo:margin-left="0cm" fo:margin-right="0cm" fo:text-indent="0cm" style:auto-text-indent="false" fo:padding="0cm" fo:border="none" fo:keep-with-next="auto"/>
    </style:style>
    <style:style style:name="P23" style:family="paragraph" style:parent-style-name="Text_20_body" style:list-style-name="L6">
      <style:paragraph-properties fo:margin-left="0cm" fo:margin-right="0cm" fo:text-indent="0cm" style:auto-text-indent="false" fo:keep-with-next="auto"/>
    </style:style>
    <style:style style:name="P24" style:family="paragraph" style:parent-style-name="Text_20_body" style:list-style-name="L7">
      <style:paragraph-properties fo:margin-left="0cm" fo:margin-right="0cm" fo:text-indent="0cm" style:auto-text-indent="false" fo:padding="0cm" fo:border="none" fo:keep-with-next="auto"/>
    </style:style>
    <style:style style:name="P25" style:family="paragraph" style:parent-style-name="Text_20_body" style:list-style-name="L7">
      <style:paragraph-properties fo:margin-left="0cm" fo:margin-right="0cm" fo:text-indent="0cm" style:auto-text-indent="false" fo:keep-with-next="auto"/>
    </style:style>
    <style:style style:name="P26" style:family="paragraph" style:parent-style-name="Text_20_body" style:list-style-name="L8">
      <style:paragraph-properties fo:margin-left="0cm" fo:margin-right="0cm" fo:text-indent="0cm" style:auto-text-indent="false" fo:keep-with-next="auto"/>
    </style:style>
    <style:style style:name="P27" style:family="paragraph" style:parent-style-name="Text_20_body" style:list-style-name="L9">
      <style:paragraph-properties fo:margin-left="0cm" fo:margin-right="0cm" fo:text-indent="0cm" style:auto-text-indent="false" fo:keep-with-next="auto"/>
    </style:style>
    <style:style style:name="P28" style:family="paragraph" style:parent-style-name="Text_20_body" style:list-style-name="L10">
      <style:paragraph-properties fo:margin-left="0cm" fo:margin-right="0cm" fo:text-indent="0cm" style:auto-text-indent="false" fo:keep-with-next="auto"/>
    </style:style>
    <style:style style:name="P29" style:family="paragraph" style:parent-style-name="Text_20_body" style:list-style-name="L11">
      <style:paragraph-properties fo:margin-left="0cm" fo:margin-right="0cm" fo:text-indent="0cm" style:auto-text-indent="false" fo:keep-with-next="auto"/>
    </style:style>
    <style:style style:name="P30" style:family="paragraph" style:parent-style-name="Text_20_body" style:list-style-name="L12">
      <style:paragraph-properties fo:margin-left="0cm" fo:margin-right="0cm" fo:text-indent="0cm" style:auto-text-indent="false" fo:keep-with-next="auto"/>
    </style:style>
    <style:style style:name="P31" style:family="paragraph" style:parent-style-name="Text_20_body" style:list-style-name="L13">
      <style:paragraph-properties fo:margin-left="0cm" fo:margin-right="0cm" fo:text-indent="0cm" style:auto-text-indent="false" fo:keep-with-next="auto"/>
    </style:style>
    <style:style style:name="P32" style:family="paragraph" style:parent-style-name="Text_20_body" style:list-style-name="L14">
      <style:paragraph-properties fo:margin-left="0cm" fo:margin-right="0cm" fo:text-indent="0cm" style:auto-text-indent="false" fo:keep-with-next="auto"/>
    </style:style>
    <style:style style:name="T1" style:family="text">
      <style:text-properties loext:padding="0cm" loext:border="none"/>
    </style:style>
    <style:style style:name="Sect1"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0.499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
      <text:section text:style-name="Sect1" text:name="model-response-message-contentr_51afa99178d26fe1">
        <text:h text:style-name="P1" text:outline-level="2">LDAP: Protocolo, Utilidad, Puertos y Herramientas de Implementación en Linux</text:h>
        <text:h text:style-name="P2" text:outline-level="3">¿Qué es LDAP?</text:h>
        <text:p text:style-name="P10">LDAP (Lightweight Directory Access Protocol) es un protocolo de comunicaciones ligero y estándar abierto que se utiliza para acceder a servicios de información de directorio distribuidos y mantenerlos. En términos sencillos, es como una base de datos optimizada para operaciones de lectura intensivas que almacena información estructurada y jerárquica sobre recursos de red y usuarios.</text:p>
        <text:p text:style-name="P10">La información en un directorio LDAP se organiza en una estructura de árbol, donde cada nodo es una entrada. Cada entrada tiene un nombre distintivo (DN - Distinguished Name) que la identifica de forma única dentro del directorio, y contiene una colección de atributos, cada uno con un nombre (tipo de atributo) y uno o más valores.</text:p>
        <text:p text:style-name="P18">Ejemplo de estructura jerárquica (simil-DNS):</text:p>
        <text:list text:style-name="L8">
          <text:list-item>
            <text:p text:style-name="P26"><text:span text:style-name="Source_20_Text"><text:span text:style-name="T1">dc=ejemplo,dc=com</text:span></text:span> (Dominio de Componentes: https://www.google.com/url?sa=E&amp;source=gmail&amp;q=ejemplo.com)</text:p>
            <text:list>
              <text:list-item>
                <text:p text:style-name="P26"><text:span text:style-name="Source_20_Text"><text:span text:style-name="T1">ou=usuarios,dc=ejemplo,dc=com</text:span></text:span> (Unidad Organizativa: usuarios)</text:p>
                <text:list>
                  <text:list-item>
                    <text:p text:style-name="P26"><text:span text:style-name="Source_20_Text"><text:span text:style-name="T1">cn=Juan Perez,ou=usuarios,dc=ejemplo,dc=com</text:span></text:span> (Nombre Común: Juan Perez)</text:p>
                  </text:list-item>
                </text:list>
              </text:list-item>
              <text:list-item>
                <text:p text:style-name="P26"><text:span text:style-name="Source_20_Text"><text:span text:style-name="T1">ou=grupos,dc=ejemplo,dc=com</text:span></text:span> (Unidad Organizativa: grupos)</text:p>
                <text:list>
                  <text:list-item>
                    <text:p text:style-name="P26"><text:span text:style-name="Source_20_Text"><text:span text:style-name="T1">cn=administradores,ou=grupos,dc=ejemplo,dc=com</text:span></text:span> (Nombre Común: administradores)</text:p>
                  </text:list-item>
                </text:list>
              </text:list-item>
            </text:list>
          </text:list-item>
        </text:list>
        <text:h text:style-name="P2" text:outline-level="3">Utilidad de LDAP</text:h>
        <text:p text:style-name="P10">La utilidad principal de LDAP radica en la centralización de la gestión de identidades y la información de recursos. Sus aplicaciones más comunes incluyen:</text:p>
        <text:list text:style-name="L9">
          <text:list-item>
            <text:p text:style-name="P27"><text:span text:style-name="T1">Autenticación Centralizada:</text:span> Permite que múltiples aplicaciones y servicios (servidores web, SSH, VPNs, sistemas de correo electrónico) autentiquen a los usuarios contra un único repositorio central (el servidor LDAP). Esto simplifica la gestión de contraseñas y mejora la seguridad al evitar la dispersión de credenciales.</text:p>
          </text:list-item>
          <text:list-item>
            <text:p text:style-name="P27"><text:span text:style-name="T1">Autorización (Basada en Grupos y Atributos):</text:span> Una vez que un usuario es autenticado, LDAP puede proporcionar información sobre la pertenencia a grupos o atributos específicos del usuario, lo que permite a las aplicaciones determinar qué recursos o permisos tiene ese usuario.</text:p>
          </text:list-item>
          <text:list-item>
            <text:p text:style-name="P27"><text:span text:style-name="T1">Gestión de Usuarios y Grupos:</text:span> Facilita la creación, modificación, eliminación y gestión de usuarios y grupos de forma centralizada, lo que es crucial en entornos con un gran número de usuarios.</text:p>
          </text:list-item>
          <text:list-item>
            <text:p text:style-name="P27"><text:soft-page-break/><text:span text:style-name="T1">Libreta de Direcciones Global (GAL):</text:span> Almacena información de contacto de los empleados (nombres, direcciones de correo electrónico, números de teléfono, etc.) de manera que sea fácilmente consultable por aplicaciones de correo electrónico y otros sistemas.</text:p>
          </text:list-item>
          <text:list-item>
            <text:p text:style-name="P27"><text:span text:style-name="T1">Gestión de Recursos de Red:</text:span> Puede almacenar información sobre impresoras, servidores, aplicaciones, y otros dispositivos de red, facilitando su descubrimiento y acceso.</text:p>
          </text:list-item>
          <text:list-item>
            <text:p text:style-name="P27"><text:span text:style-name="T1">Sincronización de Directorios:</text:span> Permite la replicación y sincronización de información entre diferentes servidores LDAP o con otros tipos de directorios.</text:p>
          </text:list-item>
        </text:list>
        <text:h text:style-name="P2" text:outline-level="3">Puertos Utilizados por LDAP</text:h>
        <text:p text:style-name="P10">LDAP opera sobre TCP/IP y utiliza los siguientes puertos estándar:</text:p>
        <text:list text:style-name="L10">
          <text:list-item>
            <text:p text:style-name="P28"><text:span text:style-name="T1">Puerto 389/TCP:</text:span> Es el puerto predeterminado para las comunicaciones LDAP no cifradas.</text:p>
          </text:list-item>
          <text:list-item>
            <text:p text:style-name="P28"><text:span text:style-name="T1">Puerto 636/TCP (LDAPS):</text:span> Se utiliza para comunicaciones LDAP cifradas mediante SSL/TLS (Secure Sockets Layer/Transport Layer Security). Es la forma recomendada de comunicación para proteger la privacidad y la integridad de los datos transmitidos, especialmente credenciales de usuario.</text:p>
          </text:list-item>
        </text:list>
        <text:h text:style-name="P2" text:outline-level="3">Herramientas de Implementación en Linux</text:h>
        <text:p text:style-name="P10">La implementación más popular y utilizada de un servidor LDAP en Linux es <text:span text:style-name="T1">OpenLDAP</text:span>. Para interactuar con él y gestionarlo, existen diversas herramientas:</text:p>
        <text:list text:style-name="L11">
          <text:list-item>
            <text:p text:style-name="P29"><text:span text:style-name="T1">OpenLDAP (slapd):</text:span> Es el demonio del servidor LDAP (<text:span text:style-name="Source_20_Text"><text:span text:style-name="T1">slapd</text:span></text:span> significa Stand-alone LDAP Daemon). Es el corazón de la implementación, encargado de gestionar el directorio y atender las solicitudes de los clientes.</text:p>
          </text:list-item>
          <text:list-item>
            <text:p text:style-name="P29"><text:span text:style-name="Source_20_Text"><text:span text:style-name="T1">openldap-clients</text:span></text:span><text:span text:style-name="T1"> (Paquete):</text:span> Contiene un conjunto de utilidades de línea de comandos para interactuar con el servidor LDAP:</text:p>
            <text:list>
              <text:list-item>
                <text:p text:style-name="P29"><text:span text:style-name="Source_20_Text"><text:span text:style-name="T1">ldapsearch</text:span></text:span>: Para buscar y consultar entradas en el directorio.</text:p>
              </text:list-item>
              <text:list-item>
                <text:p text:style-name="P29"><text:span text:style-name="Source_20_Text"><text:span text:style-name="T1">ldapadd</text:span></text:span>: Para añadir nuevas entradas al directorio.</text:p>
              </text:list-item>
              <text:list-item>
                <text:p text:style-name="P29"><text:span text:style-name="Source_20_Text"><text:span text:style-name="T1">ldapmodify</text:span></text:span>: Para modificar entradas existentes.</text:p>
              </text:list-item>
              <text:list-item>
                <text:p text:style-name="P29"><text:span text:style-name="Source_20_Text"><text:span text:style-name="T1">ldapdelete</text:span></text:span>: Para eliminar entradas del directorio.</text:p>
              </text:list-item>
              <text:list-item>
                <text:p text:style-name="P29"><text:span text:style-name="Source_20_Text"><text:span text:style-name="T1">ldappasswd</text:span></text:span>: Para cambiar contraseñas de usuarios LDAP.</text:p>
              </text:list-item>
            </text:list>
          </text:list-item>
          <text:list-item>
            <text:p text:style-name="P29"><text:span text:style-name="T1">phpLDAPadmin:</text:span> Una interfaz web muy popular para la administración gráfica de servidores OpenLDAP. Simplifica tareas como la creación y gestión de usuarios, grupos y objetos, así como la configuración del esquema.</text:p>
          </text:list-item>
          <text:list-item>
            <text:p text:style-name="P29"><text:span text:style-name="T1">Apache Directory Studio:</text:span> Una aplicación de escritorio multiplataforma (basada en Eclipse) que proporciona una suite completa de herramientas para interactuar con servidores LDAP. Incluye un navegador de directorio, un editor LDIF, un analizador de esquemas, y otras funcionalidades avanzadas. Es muy útil para desarrollo y depuración.</text:p>
          </text:list-item>
          <text:list-item>
            <text:p text:style-name="P29"><text:span text:style-name="T1">LDAP Account Manager (LAM):</text:span> Otra interfaz web robusta para la gestión de usuarios y grupos en OpenLDAP, que a menudo se integra con otras funcionalidades como Samba, Postfix, etc.</text:p>
          </text:list-item>
        </text:list>
        <text:p text:style-name="Horizontal_20_Line"><text:soft-page-break/></text:p>
        <text:h text:style-name="P1" text:outline-level="2">Cómo Configurar un Servidor LDAP (OpenLDAP)</text:h>
        <text:p text:style-name="P10">La configuración de un servidor OpenLDAP ha evolucionado significativamente a lo largo de las versiones. En Ubuntu 14.04, la configuración principal se realizaba a través del archivo <text:span text:style-name="Source_20_Text"><text:span text:style-name="T1">/etc/ldap/slapd.conf</text:span></text:span>. En versiones más modernas, como Rocky 9.5, OpenLDAP utiliza un sistema de configuración en tiempo real (OLC - Online Configuration), donde la configuración se almacena en el propio directorio LDAP y se gestiona mediante archivos LDIF en el directorio <text:span text:style-name="Source_20_Text"><text:span text:style-name="T1">/etc/openldap/slapd.d/</text:span></text:span>.</text:p>
        <text:p text:style-name="P10">A continuación, se presenta una tabla con comandos y descripciones generales para la configuración de un servidor OpenLDAP, enfocándose en la configuración moderna (OLC) cuando es relevante.</text:p>
        <table:table table:name="Tabla1" table:style-name="Tabla1">
          <table:table-column table:style-name="Tabla1.A"/>
          <table:table-column table:style-name="Tabla1.B"/>
          <table:table-column table:style-name="Tabla1.C"/>
          <table:table-header-rows>
            <table:table-row>
              <table:table-cell table:style-name="Tabla1.A1" office:value-type="string">
                <text:p text:style-name="P7">Paso</text:p>
              </table:table-cell>
              <table:table-cell table:style-name="Tabla1.A1" office:value-type="string">
                <text:p text:style-name="P7">Comando/Acción</text:p>
              </table:table-cell>
              <table:table-cell table:style-name="Tabla1.A1" office:value-type="string">
                <text:p text:style-name="P7">Descripción</text:p>
              </table:table-cell>
            </table:table-row>
          </table:table-header-rows>
          <table:table-row>
            <table:table-cell table:style-name="Tabla1.A1" office:value-type="string">
              <text:p text:style-name="P9">1. Instalación de OpenLDAP</text:p>
            </table:table-cell>
            <table:table-cell table:style-name="Tabla1.A1" office:value-type="string">
              <text:p text:style-name="P7"><text:span text:style-name="Source_20_Text"><text:span text:style-name="T1">sudo apt-get install slapd ldap-utils</text:span></text:span> (Debian/Ubuntu) &lt;br&gt; <text:span text:style-name="Source_20_Text"><text:span text:style-name="T1">sudo dnf install openldap-servers openldap-clients</text:span></text:span> (RHEL/CentOS/Rocky)</text:p>
            </table:table-cell>
            <table:table-cell table:style-name="Tabla1.A1" office:value-type="string">
              <text:p text:style-name="P7">Instala el paquete del servidor OpenLDAP (<text:span text:style-name="Source_20_Text"><text:span text:style-name="T1">slapd</text:span></text:span>) y las utilidades cliente (<text:span text:style-name="Source_20_Text"><text:span text:style-name="T1">ldap-utils</text:span></text:span> o <text:span text:style-name="Source_20_Text"><text:span text:style-name="T1">openldap-clients</text:span></text:span>) para interactuar con el servidor.</text:p>
            </table:table-cell>
          </table:table-row>
          <table:table-row>
            <table:table-cell table:style-name="Tabla1.A1" office:value-type="string">
              <text:p text:style-name="P9">2. Configuración Inicial (durante la instalación o manual)</text:p>
            </table:table-cell>
            <table:table-cell table:style-name="Tabla1.A1" office:value-type="string">
              <text:p text:style-name="P7">Durante la instalación, se te pedirá establecer la contraseña de administrador (<text:span text:style-name="Source_20_Text"><text:span text:style-name="T1">admin</text:span></text:span> o <text:span text:style-name="Source_20_Text"><text:span text:style-name="T1">cn=admin,cn=config</text:span></text:span>). &lt;br&gt; <text:span text:style-name="Source_20_Text"><text:span text:style-name="T1">sudo dpkg-reconfigure slapd</text:span></text:span> (Ubuntu)</text:p>
            </table:table-cell>
            <table:table-cell table:style-name="Tabla1.A1" office:value-type="string">
              <text:p text:style-name="P7">En sistemas basados en Debian/Ubuntu, <text:span text:style-name="Source_20_Text"><text:span text:style-name="T1">dpkg-reconfigure slapd</text:span></text:span> permite configurar rápidamente el dominio base (ej. <text:span text:style-name="Source_20_Text"><text:span text:style-name="T1">dc=ejemplo,dc=com</text:span></text:span>), el nombre de la organización, la contraseña de administrador, y si se eliminará la base de datos antigua.</text:p>
            </table:table-cell>
          </table:table-row>
          <table:table-row>
            <table:table-cell table:style-name="Tabla1.A1" office:value-type="string">
              <text:p text:style-name="P9">3. Carga de Esquemas Estándar</text:p>
            </table:table-cell>
            <table:table-cell table:style-name="Tabla1.A1" office:value-type="string">
              <text:p text:style-name="P8">(Configuración dinámica - OLC) </text:p>
              <text:p text:style-name="P8">Copiar/crear archivos LDIF para los esquemas en <text:span text:style-name="Source_20_Text"><text:span text:style-name="T1">/etc/openldap/slapd.d/cn=config/cn=schema/</text:span></text:span> y reiniciar <text:span text:style-name="Source_20_Text"><text:span text:style-name="T1">slapd</text:span></text:span> o usar <text:span text:style-name="Source_20_Text"><text:span text:style-name="T1">ldapadd</text:span></text:span>. </text:p>
              <text:p text:style-name="P7">Generalmente ya vienen cargados los básicos.</text:p>
            </table:table-cell>
            <table:table-cell table:style-name="Tabla1.A1" office:value-type="string">
              <text:p text:style-name="P7">Los esquemas definen los tipos de objetos y atributos que se pueden almacenar en el directorio. Esquemas comunes incluyen <text:span text:style-name="Source_20_Text"><text:span text:style-name="T1">core</text:span></text:span>, <text:span text:style-name="Source_20_Text"><text:span text:style-name="T1">cosine</text:span></text:span>, <text:span text:style-name="Source_20_Text"><text:span text:style-name="T1">inetorgperson</text:span></text:span>, <text:span text:style-name="Source_20_Text"><text:span text:style-name="T1">nis</text:span></text:span> (para usuarios y grupos Unix/Linux). OpenLDAP moderno ya carga muchos por defecto.</text:p>
            </table:table-cell>
          </table:table-row>
          <table:table-row>
            <table:table-cell table:style-name="Tabla1.A1" office:value-type="string">
              <text:p text:style-name="P9">4. Definición de la Base de Datos (Backend)</text:p>
            </table:table-cell>
            <table:table-cell table:style-name="Tabla1.A1" office:value-type="string">
              <text:p text:style-name="P7">Modificar la configuración OLC (<text:span text:style-name="Source_20_Text"><text:span text:style-name="T1">cn=config</text:span></text:span>) para especificar el backend (por ejemplo, <text:span text:style-name="Source_20_Text"><text:span text:style-name="T1">mdb</text:span></text:span>), el <text:soft-page-break/>DN base (<text:span text:style-name="Source_20_Text"><text:span text:style-name="T1">suffix</text:span></text:span>), y el DN del administrador (<text:span text:style-name="Source_20_Text"><text:span text:style-name="T1">rootdn</text:span></text:span>). &lt;br&gt; Se hace mediante archivos LDIF y <text:span text:style-name="Source_20_Text"><text:span text:style-name="T1">ldapmodify</text:span></text:span>.</text:p>
            </table:table-cell>
            <table:table-cell table:style-name="Tabla1.A1" office:value-type="string">
              <text:p text:style-name="P7">El backend determina cómo OpenLDAP almacena los datos (ej. <text:span text:style-name="Source_20_Text"><text:span text:style-name="T1">mdb</text:span></text:span> es el predeterminado y recomendado en versiones recientes, <text:soft-page-break/>antes <text:span text:style-name="Source_20_Text"><text:span text:style-name="T1">bdb</text:span></text:span>). El <text:span text:style-name="Source_20_Text"><text:span text:style-name="T1">suffix</text:span></text:span> define la raíz de tu directorio (ej. <text:span text:style-name="Source_20_Text"><text:span text:style-name="T1">dc=ejemplo,dc=com</text:span></text:span>). El <text:span text:style-name="Source_20_Text"><text:span text:style-name="T1">rootdn</text:span></text:span> es la cuenta con permisos administrativos para esa base de datos.</text:p>
            </table:table-cell>
          </table:table-row>
          <table:table-row>
            <table:table-cell table:style-name="Tabla1.A1" office:value-type="string">
              <text:p text:style-name="P9">5. Configuración de la Contraseña de Administrador</text:p>
            </table:table-cell>
            <table:table-cell table:style-name="Tabla1.A1" office:value-type="string">
              <text:p text:style-name="P7"><text:span text:style-name="Source_20_Text"><text:span text:style-name="T1">slappasswd</text:span></text:span> (para generar un hash de la contraseña) &lt;br&gt; Luego, usar <text:span text:style-name="Source_20_Text"><text:span text:style-name="T1">ldapmodify</text:span></text:span> para actualizar el atributo <text:span text:style-name="Source_20_Text"><text:span text:style-name="T1">olcRootPW</text:span></text:span> en la entrada de configuración de la base de datos.</text:p>
            </table:table-cell>
            <table:table-cell table:style-name="Tabla1.A1" office:value-type="string">
              <text:p text:style-name="P7">Es crucial establecer una contraseña segura para el administrador del directorio (<text:span text:style-name="Source_20_Text"><text:span text:style-name="T1">rootpw</text:span></text:span> o <text:span text:style-name="Source_20_Text"><text:span text:style-name="T1">olcRootPW</text:span></text:span>). Se recomienda generar un hash de la contraseña con <text:span text:style-name="Source_20_Text"><text:span text:style-name="T1">slappasswd</text:span></text:span> y luego usar ese hash.</text:p>
            </table:table-cell>
          </table:table-row>
          <table:table-row>
            <table:table-cell table:style-name="Tabla1.A1" office:value-type="string">
              <text:p text:style-name="P9">6. Configuración de Permisos (ACLs)</text:p>
            </table:table-cell>
            <table:table-cell table:style-name="Tabla1.A1" office:value-type="string">
              <text:p text:style-name="P7">Modificar la configuración OLC (<text:span text:style-name="Source_20_Text"><text:span text:style-name="T1">cn=config</text:span></text:span>) para agregar reglas ACL (<text:span text:style-name="Source_20_Text"><text:span text:style-name="T1">olcAccess</text:span></text:span>). Se hace mediante <text:span text:style-name="Source_20_Text"><text:span text:style-name="T1">ldapmodify</text:span></text:span> o creando archivos LDIF.</text:p>
            </table:table-cell>
            <table:table-cell table:style-name="Tabla1.A1" office:value-type="string">
              <text:p text:style-name="P7">Las ACLs (Access Control Lists) determinan quién puede leer, escribir, añadir, eliminar o buscar información en el directorio. Son fundamentales para la seguridad.</text:p>
            </table:table-cell>
          </table:table-row>
          <table:table-row>
            <table:table-cell table:style-name="Tabla1.A1" office:value-type="string">
              <text:p text:style-name="P9">7. Inicio y Habilitación del Servicio</text:p>
            </table:table-cell>
            <table:table-cell table:style-name="Tabla1.A1" office:value-type="string">
              <text:p text:style-name="P7"><text:span text:style-name="Source_20_Text"><text:span text:style-name="T1">sudo systemctl start slapd</text:span></text:span> &lt;br&gt; <text:span text:style-name="Source_20_Text"><text:span text:style-name="T1">sudo systemctl enable slapd</text:span></text:span></text:p>
            </table:table-cell>
            <table:table-cell table:style-name="Tabla1.A1" office:value-type="string">
              <text:p text:style-name="P7">Inicia el demonio del servidor OpenLDAP. <text:span text:style-name="Source_20_Text"><text:span text:style-name="T1">enable</text:span></text:span> asegura que el servicio se inicie automáticamente al arrancar el sistema.</text:p>
            </table:table-cell>
          </table:table-row>
          <table:table-row>
            <table:table-cell table:style-name="Tabla1.A1" office:value-type="string">
              <text:p text:style-name="P9">8. Verificación del Servicio</text:p>
            </table:table-cell>
            <table:table-cell table:style-name="Tabla1.A1" office:value-type="string">
              <text:p text:style-name="P7"><text:span text:style-name="Source_20_Text"><text:span text:style-name="T1">sudo systemctl status slapd</text:span></text:span> &lt;br&gt; <text:span text:style-name="Source_20_Text"><text:span text:style-name="T1">ldapsearch -x -LLL -H ldap://localhost -b "dc=ejemplo,dc=com"</text:span></text:span> (reemplaza el DN base)</text:p>
            </table:table-cell>
            <table:table-cell table:style-name="Tabla1.A1" office:value-type="string">
              <text:p text:style-name="P7">Verifica que el servicio <text:span text:style-name="Source_20_Text"><text:span text:style-name="T1">slapd</text:span></text:span> esté en ejecución. <text:span text:style-name="Source_20_Text"><text:span text:style-name="T1">ldapsearch</text:span></text:span> permite realizar una consulta para ver si el directorio responde correctamente.</text:p>
            </table:table-cell>
          </table:table-row>
          <table:table-row>
            <table:table-cell table:style-name="Tabla1.A1" office:value-type="string">
              <text:p text:style-name="P9">9. Añadir Entradas Iniciales (LDIF)</text:p>
            </table:table-cell>
            <table:table-cell table:style-name="Tabla1.A1" office:value-type="string">
              <text:p text:style-name="P7">Crear un archivo <text:span text:style-name="Source_20_Text"><text:span text:style-name="T1">.ldif</text:span></text:span> con las entradas a añadir (ej. unidad organizativa <text:span text:style-name="Source_20_Text"><text:span text:style-name="T1">ou=usuarios</text:span></text:span>, <text:span text:style-name="Source_20_Text"><text:span text:style-name="T1">ou=grupos</text:span></text:span>, un usuario inicial). &lt;br&gt; <text:span text:style-name="Source_20_Text"><text:span text:style-name="T1">ldapadd -x -D "cn=admin,dc=ejemplo,dc=com" -W -f mi_inicial.ldif</text:span></text:span></text:p>
            </table:table-cell>
            <table:table-cell table:style-name="Tabla1.A1" office:value-type="string">
              <text:p text:style-name="P7">Una vez que el servidor está funcionando, se añaden las estructuras básicas y los usuarios iniciales utilizando archivos LDIF.</text:p>
            </table:table-cell>
          </table:table-row>
          <table:table-row>
            <table:table-cell table:style-name="Tabla1.A1" office:value-type="string">
              <text:p text:style-name="P9">10. Configuración <text:soft-page-break/>de SSL/TLS (Opcional pero Recomendado)</text:p>
            </table:table-cell>
            <table:table-cell table:style-name="Tabla1.A1" office:value-type="string">
              <text:p text:style-name="P8">Generar certificados SSL/TLS. </text:p>
              <text:p text:style-name="P7"><text:soft-page-break/>Modificar la configuración OLC para habilitar LDAPS (puerto 636) y especificar las rutas de los certificados.</text:p>
            </table:table-cell>
            <table:table-cell table:style-name="Tabla1.A1" office:value-type="string">
              <text:p text:style-name="P7">Para comunicaciones seguras, es esencial configurar SSL/TLS. Esto <text:soft-page-break/>implica obtener o generar certificados y configurar OpenLDAP para usarlos.</text:p>
            </table:table-cell>
          </table:table-row>
        </table:table>
        <text:p text:style-name="Horizontal_20_Line"/>
        <text:h text:style-name="P1" text:outline-level="2">Cómo Configurar un Cliente LDAP</text:h>
        <text:p text:style-name="P10">Configurar un cliente LDAP implica decirle al sistema dónde encontrar el servidor LDAP y cómo autenticarse contra él para servicios como SSH, inicio de sesión de usuario, etc. Esto generalmente se logra mediante la configuración de PAM (Pluggable Authentication Modules) y NSS (Name Service Switch).</text:p>
        <table:table table:name="Tabla2" table:style-name="Tabla2">
          <table:table-column table:style-name="Tabla2.A"/>
          <table:table-column table:style-name="Tabla2.B"/>
          <table:table-column table:style-name="Tabla2.C"/>
          <table:table-header-rows>
            <table:table-row>
              <table:table-cell table:style-name="Tabla2.A1" office:value-type="string">
                <text:p text:style-name="P7">Paso</text:p>
              </table:table-cell>
              <table:table-cell table:style-name="Tabla2.A1" office:value-type="string">
                <text:p text:style-name="P7">Comando/Acción</text:p>
              </table:table-cell>
              <table:table-cell table:style-name="Tabla2.A1" office:value-type="string">
                <text:p text:style-name="P7">Descripción</text:p>
              </table:table-cell>
            </table:table-row>
          </table:table-header-rows>
          <table:table-row>
            <table:table-cell table:style-name="Tabla2.A1" office:value-type="string">
              <text:p text:style-name="P9">1. Instalación de Paquetes Cliente</text:p>
            </table:table-cell>
            <table:table-cell table:style-name="Tabla2.A1" office:value-type="string">
              <text:p text:style-name="P7"><text:span text:style-name="Source_20_Text"><text:span text:style-name="T1">sudo apt-get install libnss-ldap libpam-ldap ldap-utils nscd</text:span></text:span> (Debian/Ubuntu) &lt;br&gt; <text:span text:style-name="Source_20_Text"><text:span text:style-name="T1">sudo dnf install nss-pam-ldapd pam_ldap openldap-clients</text:span></text:span> (RHEL/CentOS/Rocky)</text:p>
            </table:table-cell>
            <table:table-cell table:style-name="Tabla2.A1" office:value-type="string">
              <text:p text:style-name="P7">Instala las librerías y utilidades necesarias para que el sistema opere como cliente LDAP. <text:span text:style-name="Source_20_Text"><text:span text:style-name="T1">libnss-ldap</text:span></text:span>/<text:span text:style-name="Source_20_Text"><text:span text:style-name="T1">nss-pam-ldapd</text:span></text:span> para NSS, <text:span text:style-name="Source_20_Text"><text:span text:style-name="T1">libpam-ldap</text:span></text:span>/<text:span text:style-name="Source_20_Text"><text:span text:style-name="T1">pam_ldap</text:span></text:span> para PAM, y <text:span text:style-name="Source_20_Text"><text:span text:style-name="T1">nscd</text:span></text:span> para caching.</text:p>
            </table:table-cell>
          </table:table-row>
          <table:table-row>
            <table:table-cell table:style-name="Tabla2.A1" office:value-type="string">
              <text:p text:style-name="P9">2. Configuración de NSS (Name Service Switch)</text:p>
            </table:table-cell>
            <table:table-cell table:style-name="Tabla2.A1" office:value-type="string">
              <text:p text:style-name="P7">Editar <text:span text:style-name="Source_20_Text"><text:span text:style-name="T1">/etc/nsswitch.conf</text:span></text:span> para añadir <text:span text:style-name="Source_20_Text"><text:span text:style-name="T1">ldap</text:span></text:span> a las líneas de <text:span text:style-name="Source_20_Text"><text:span text:style-name="T1">passwd</text:span></text:span>, <text:span text:style-name="Source_20_Text"><text:span text:style-name="T1">group</text:span></text:span>, y <text:span text:style-name="Source_20_Text"><text:span text:style-name="T1">shadow</text:span></text:span>. &lt;br&gt; <text:span text:style-name="Source_20_Text"><text:span text:style-name="T1">passwd: files systemd compat ldap</text:span></text:span> &lt;br&gt; <text:span text:style-name="Source_20_Text"><text:span text:style-name="T1">group: files systemd compat ldap</text:span></text:span> &lt;br&gt; <text:span text:style-name="Source_20_Text"><text:span text:style-name="T1">shadow: files systemd compat ldap</text:span></text:span></text:p>
            </table:table-cell>
            <table:table-cell table:style-name="Tabla2.A1" office:value-type="string">
              <text:p text:style-name="P7">NSS determina el orden en que el sistema resuelve la información de usuarios y grupos. Añadir <text:span text:style-name="Source_20_Text"><text:span text:style-name="T1">ldap</text:span></text:span> indica al sistema que también consulte el servidor LDAP.</text:p>
            </table:table-cell>
          </table:table-row>
          <table:table-row>
            <table:table-cell table:style-name="Tabla2.A1" office:value-type="string">
              <text:p text:style-name="P9">3. Configuración de PAM (Pluggable Authentication Modules)</text:p>
            </table:table-cell>
            <table:table-cell table:style-name="Tabla2.A1" office:value-type="string">
              <text:p text:style-name="P7">Configurar <text:span text:style-name="Source_20_Text"><text:span text:style-name="T1">/etc/pam.d/common-auth</text:span></text:span>, <text:span text:style-name="Source_20_Text"><text:span text:style-name="T1">common-account</text:span></text:span>, <text:span text:style-name="Source_20_Text"><text:span text:style-name="T1">common-password</text:span></text:span>, <text:span text:style-name="Source_20_Text"><text:span text:style-name="T1">common-session</text:span></text:span> (Debian/Ubuntu) &lt;br&gt; Usar <text:span text:style-name="Source_20_Text"><text:span text:style-name="T1">authconfig</text:span></text:span> o <text:span text:style-name="Source_20_Text"><text:span text:style-name="T1">authselect</text:span></text:span> (RHEL/CentOS/Rocky)</text:p>
            </table:table-cell>
            <table:table-cell table:style-name="Tabla2.A1" office:value-type="string">
              <text:p text:style-name="P7">PAM gestiona cómo se autentican los usuarios. Se deben añadir líneas para el módulo <text:span text:style-name="Source_20_Text"><text:span text:style-name="T1">pam_ldap.so</text:span></text:span> o <text:span text:style-name="Source_20_Text"><text:span text:style-name="T1">pam_sss.so</text:span></text:span> (si usas SSSD) para que las autenticaciones pasen por LDAP.</text:p>
            </table:table-cell>
          </table:table-row>
          <text:soft-page-break/>
          <table:table-row>
            <table:table-cell table:style-name="Tabla2.A1" office:value-type="string">
              <text:p text:style-name="P9">4. Configuración del Cliente LDAP</text:p>
            </table:table-cell>
            <table:table-cell table:style-name="Tabla2.A1" office:value-type="string">
              <text:p text:style-name="P7">Editar <text:span text:style-name="Source_20_Text"><text:span text:style-name="T1">/etc/ldap.conf</text:span></text:span> o <text:span text:style-name="Source_20_Text"><text:span text:style-name="T1">/etc/sssd/sssd.conf</text:span></text:span> (si usas SSSD) o las configuraciones generadas por <text:span text:style-name="Source_20_Text"><text:span text:style-name="T1">authconfig</text:span></text:span>/<text:span text:style-name="Source_20_Text"><text:span text:style-name="T1">authselect</text:span></text:span>. &lt;br&gt; Especificar: &lt;br&gt; <text:span text:style-name="Source_20_Text"><text:span text:style-name="T1">base dc=ejemplo,dc=com</text:span></text:span> &lt;br&gt; <text:span text:style-name="Source_20_Text"><text:span text:style-name="T1">uri ldap://ip_servidor_ldap/</text:span></text:span> &lt;br&gt; <text:span text:style-name="Source_20_Text"><text:span text:style-name="T1">ldap_version 3</text:span></text:span> &lt;br&gt; <text:span text:style-name="Source_20_Text"><text:span text:style-name="T1">binddn cn=admin,dc=ejemplo,dc=com</text:span></text:span> (o un usuario no-admin con permisos de lectura) &lt;br&gt; <text:span text:style-name="Source_20_Text"><text:span text:style-name="T1">bindpw tu_password_admin</text:span></text:span> &lt;br&gt; <text:span text:style-name="Source_20_Text"><text:span text:style-name="T1">ssl start_tls</text:span></text:span> o <text:span text:style-name="Source_20_Text"><text:span text:style-name="T1">tls_cacert /ruta/al/ca.crt</text:span></text:span></text:p>
            </table:table-cell>
            <table:table-cell table:style-name="Tabla2.A1" office:value-type="string">
              <text:p text:style-name="P7">Este es el archivo de configuración principal del cliente. Se especifica la base de búsqueda del directorio (<text:span text:style-name="Source_20_Text"><text:span text:style-name="T1">base</text:span></text:span>), la URI del servidor LDAP (<text:span text:style-name="Source_20_Text"><text:span text:style-name="T1">uri</text:span></text:span>), la versión del protocolo, el DN del usuario para realizar consultas (si es necesario un bind autenticado) y la configuración de TLS/SSL.</text:p>
            </table:table-cell>
          </table:table-row>
          <table:table-row>
            <table:table-cell table:style-name="Tabla2.A1" office:value-type="string">
              <text:p text:style-name="P9">5. Configuración del NSS Cache Daemon (NSCD)</text:p>
            </table:table-cell>
            <table:table-cell table:style-name="Tabla2.A1" office:value-type="string">
              <text:p text:style-name="P7"><text:span text:style-name="Source_20_Text"><text:span text:style-name="T1">sudo systemctl start nscd</text:span></text:span> &lt;br&gt; <text:span text:style-name="Source_20_Text"><text:span text:style-name="T1">sudo systemctl enable nscd</text:span></text:span> &lt;br&gt; <text:span text:style-name="Source_20_Text"><text:span text:style-name="T1">sudo systemctl restart nscd</text:span></text:span></text:p>
            </table:table-cell>
            <table:table-cell table:style-name="Tabla2.A1" office:value-type="string">
              <text:p text:style-name="P7">NSCD (Name Service Cache Daemon) cachea las consultas de nombres (incluidas las de LDAP) para mejorar el rendimiento y reducir la carga en el servidor LDAP. Es recomendable reiniciarlo después de cambios en NSS.</text:p>
            </table:table-cell>
          </table:table-row>
          <table:table-row>
            <table:table-cell table:style-name="Tabla2.A1" office:value-type="string">
              <text:p text:style-name="P9">6. Prueba de Acceso</text:p>
            </table:table-cell>
            <table:table-cell table:style-name="Tabla2.A1" office:value-type="string">
              <text:p text:style-name="P7"><text:span text:style-name="Source_20_Text"><text:span text:style-name="T1">getent passwd nombre_usuario_ldap</text:span></text:span> &lt;br&gt; <text:span text:style-name="Source_20_Text"><text:span text:style-name="T1">ssh nombre_usuario_ldap@localhost</text:span></text:span> (si SSH está configurado para usar LDAP)</text:p>
            </table:table-cell>
            <table:table-cell table:style-name="Tabla2.A1" office:value-type="string">
              <text:p text:style-name="P7">Verifica si el sistema puede resolver usuarios y grupos de LDAP. Intenta iniciar sesión con un usuario LDAP para confirmar la autenticación.</text:p>
            </table:table-cell>
          </table:table-row>
        </table:table>
        <text:p text:style-name="Horizontal_20_Line"/>
        <text:h text:style-name="P1" text:outline-level="2">Ejercicio Paso a Paso: Instalación de Servidor LDAP en Ubuntu 14.04 y Cliente en Rocky 9.5</text:h>
        <text:p text:style-name="P18">Consideraciones Previas:</text:p>
        <text:list text:style-name="L12">
          <text:list-item>
            <text:p text:style-name="P30"><text:span text:style-name="T1">Resolución de Nombres:</text:span> Se asume que la resolución de nombres entre <text:span text:style-name="Source_20_Text"><text:span text:style-name="T1">ubuntu-server</text:span></text:span> (Ubuntu 14.04) y <text:span text:style-name="Source_20_Text"><text:span text:style-name="T1">rocky-client</text:span></text:span> (Rocky 9.5) funciona correctamente (por ejemplo, mediante entradas en <text:span text:style-name="Source_20_Text"><text:span text:style-name="T1">/etc/hosts</text:span></text:span> o un servidor DNS).</text:p>
            <text:list>
              <text:list-item>
                <text:p text:style-name="P30"><text:span text:style-name="T1">ubuntu-server:</text:span> IP: <text:span text:style-name="Source_20_Text"><text:span text:style-name="T1">192.168.1.100</text:span></text:span>, Hostname: <text:span text:style-name="Source_20_Text"><text:span text:style-name="T1">ldapserver.ejemplo.com</text:span></text:span></text:p>
              </text:list-item>
              <text:list-item>
                <text:p text:style-name="P30"><text:span text:style-name="T1">rocky-client:</text:span> IP: <text:span text:style-name="Source_20_Text"><text:span text:style-name="T1">192.168.1.101</text:span></text:span>, Hostname: <text:span text:style-name="Source_20_Text"><text:span text:style-name="T1">rockyclient.ejemplo.com</text:span></text:span></text:p>
              </text:list-item>
            </text:list>
          </text:list-item>
          <text:list-item>
            <text:p text:style-name="P30"><text:span text:style-name="T1">Dominio LDAP:</text:span> <text:span text:style-name="Source_20_Text"><text:span text:style-name="T1">dc=ejemplo,dc=com</text:span></text:span></text:p>
          </text:list-item>
          <text:list-item>
            <text:p text:style-name="P30"><text:soft-page-break/><text:span text:style-name="T1">Contraseña de Administrador LDAP:</text:span> <text:span text:style-name="Source_20_Text"><text:span text:style-name="T1">adminsecret</text:span></text:span> (¡Usar una más fuerte en producción!)</text:p>
          </text:list-item>
        </text:list>
        <text:h text:style-name="P2" text:outline-level="3">Parte 1: Configuración del Servidor LDAP en Ubuntu 14.04 (https://www.google.com/url?sa=E&amp;source=gmail&amp;q=ldapserver.ejemplo.com)</text:h>
        <text:p text:style-name="P10">Ubuntu 14.04 utiliza la configuración clásica de OpenLDAP con <text:span text:style-name="Source_20_Text"><text:span text:style-name="T1">/etc/ldap/slapd.conf</text:span></text:span>.</text:p>
        <text:p text:style-name="P18">1. Actualizar el sistema y configurar el hostname:</text:p>
        <text:p text:style-name="P17">Bash</text:p>
        <text:p text:style-name="P4"><text:span text:style-name="Source_20_Text"><text:span text:style-name="T1"># En ldapserver.ejemplo.com</text:span></text:span></text:p>
        <text:p text:style-name="P5"><text:span text:style-name="Source_20_Text"><text:span text:style-name="T1">sudo apt-get update</text:span></text:span></text:p>
        <text:p text:style-name="P5"><text:span text:style-name="Source_20_Text"><text:span text:style-name="T1">sudo apt-get upgrade -y</text:span></text:span></text:p>
        <text:p text:style-name="P5"><text:span text:style-name="Source_20_Text"><text:span text:style-name="T1">sudo hostnamectl set-hostname ldapserver.ejemplo.com</text:span></text:span></text:p>
        <text:p text:style-name="P4"><text:span text:style-name="Source_20_Text"><text:span text:style-name="T1">echo "192.168.1.100 ldapserver.ejemplo.com" | sudo tee -a /etc/hosts</text:span></text:span></text:p>
        <text:p text:style-name="P3"><text:span text:style-name="Source_20_Text"><text:span text:style-name="T1">echo "192.168.1.101 rockyclient.ejemplo.com" | sudo tee -a /etc/hosts</text:span></text:span></text:p>
        <text:p text:style-name="P18">2. Instalar OpenLDAP y utilidades:</text:p>
        <text:p text:style-name="P17">Bash</text:p>
        <text:p text:style-name="P4"><text:span text:style-name="Source_20_Text"><text:span text:style-name="T1"># En ldapserver.ejemplo.com</text:span></text:span></text:p>
        <text:p text:style-name="P6"><text:span text:style-name="Source_20_Text"><text:span text:style-name="T1">sudo apt-get install slapd ldap-utils -y</text:span></text:span></text:p>
        <text:p text:style-name="P10">Durante la instalación, se te pedirá configurar:</text:p>
        <text:list text:style-name="L13">
          <text:list-item>
            <text:p text:style-name="P31"><text:span text:style-name="T1">DNS domain name:</text:span> <text:span text:style-name="Source_20_Text"><text:span text:style-name="T1">ejemplo.com</text:span></text:span></text:p>
          </text:list-item>
          <text:list-item>
            <text:p text:style-name="P31"><text:span text:style-name="T1">Organization name:</text:span> <text:span text:style-name="Source_20_Text"><text:span text:style-name="T1">Ejemplo SA</text:span></text:span></text:p>
          </text:list-item>
          <text:list-item>
            <text:p text:style-name="P31"><text:span text:style-name="T1">Admin password:</text:span> <text:span text:style-name="Source_20_Text"><text:span text:style-name="T1">adminsecret</text:span></text:span> (confírmala)</text:p>
          </text:list-item>
          <text:list-item>
            <text:p text:style-name="P31"><text:span text:style-name="T1">Database backend:</text:span> <text:span text:style-name="Source_20_Text"><text:span text:style-name="T1">MDB</text:span></text:span> (debería ser la opción por defecto)</text:p>
          </text:list-item>
          <text:list-item>
            <text:p text:style-name="P31"><text:span text:style-name="T1">Remove old database:</text:span> <text:span text:style-name="Source_20_Text"><text:span text:style-name="T1">Yes</text:span></text:span> (si es una instalación nueva)</text:p>
          </text:list-item>
          <text:list-item>
            <text:p text:style-name="P31"><text:span text:style-name="T1">Move old database to /var/backups:</text:span> <text:span text:style-name="Source_20_Text"><text:span text:style-name="T1">No</text:span></text:span> (o <text:span text:style-name="Source_20_Text"><text:span text:style-name="T1">Yes</text:span></text:span> si quieres una copia)</text:p>
          </text:list-item>
        </text:list>
        <text:p text:style-name="P18">3. Verificar la configuración básica:</text:p>
        <text:p text:style-name="P17">Bash</text:p>
        <text:p text:style-name="P4"><text:span text:style-name="Source_20_Text"><text:span text:style-name="T1"># En ldapserver.ejemplo.com</text:span></text:span></text:p>
        <text:p text:style-name="P4"><text:span text:style-name="Source_20_Text"><text:span text:style-name="T1"># Revisa el archivo de configuración generado</text:span></text:span></text:p>
        <text:p text:style-name="P4"><text:span text:style-name="Source_20_Text"><text:span text:style-name="T1">cat /etc/ldap/slapd.conf | grep "suffix"</text:span></text:span></text:p>
        <text:p text:style-name="P3"><text:span text:style-name="Source_20_Text"><text:span text:style-name="T1">cat /etc/ldap/slapd.conf | grep "rootdn"</text:span></text:span></text:p>
        <text:p text:style-name="P11">Deberías ver algo como:</text:p>
        <text:p text:style-name="P11">suffix "dc=ejemplo,dc=com"</text:p>
        <text:p text:style-name="P11">rootdn "cn=admin,dc=ejemplo,dc=com"</text:p>
        <text:p text:style-name="P18">4. Cargar esquemas adicionales (si es necesario para usuarios/grupos Unix):</text:p>
        <text:p text:style-name="P10">OpenLDAP en Ubuntu 14.04 ya debería tener los esquemas <text:span text:style-name="Source_20_Text"><text:span text:style-name="T1">inetorgperson</text:span></text:span> y <text:span text:style-name="Source_20_Text"><text:span text:style-name="T1">nis</text:span></text:span> cargados por defecto. Puedes verificarlo mirando el <text:span text:style-name="Source_20_Text"><text:span text:style-name="T1">slapd.conf</text:span></text:span> si hay líneas como <text:span text:style-name="Source_20_Text"><text:span text:style-name="T1">include </text:span></text:span><text:soft-page-break/><text:span text:style-name="Source_20_Text"><text:span text:style-name="T1">/etc/ldap/schema/inetorgperson.schema</text:span></text:span>. Si no están, puedes añadirlos o asegurarte de que estén en la configuración.</text:p>
        <text:p text:style-name="P10">Para asegurarnos de que la configuración de la contraseña se ha aplicado correctamente o cambiarla:</text:p>
        <text:p text:style-name="P17">Bash</text:p>
        <text:p text:style-name="P4"><text:span text:style-name="Source_20_Text"><text:span text:style-name="T1"># En ldapserver.ejemplo.com</text:span></text:span></text:p>
        <text:p text:style-name="P5"><text:span text:style-name="Source_20_Text"><text:span text:style-name="T1">sudo dpkg-reconfigure slapd</text:span></text:span></text:p>
        <text:p text:style-name="P4"><text:span text:style-name="Source_20_Text"><text:span text:style-name="T1"># Sigue los mismos pasos que en la instalación, confirma el dominio y pon la nueva contraseña de admin.</text:span></text:span></text:p>
        <text:p text:style-name="P4"><text:span text:style-name="Source_20_Text"><text:span text:style-name="T1"># Si quieres cambiarla:</text:span></text:span></text:p>
        <text:p text:style-name="P4"><text:span text:style-name="Source_20_Text"><text:span text:style-name="T1"># 1. Genera un hash para la nueva contraseña</text:span></text:span></text:p>
        <text:p text:style-name="P4"><text:span text:style-name="Source_20_Text"><text:span text:style-name="T1"># slappasswd</text:span></text:span></text:p>
        <text:p text:style-name="P4"><text:span text:style-name="Source_20_Text"><text:span text:style-name="T1"># New password: adminsecret</text:span></text:span></text:p>
        <text:p text:style-name="P4"><text:span text:style-name="Source_20_Text"><text:span text:style-name="T1"># Re-enter new password: adminsecret</text:span></text:span></text:p>
        <text:p text:style-name="P4"><text:span text:style-name="Source_20_Text"><text:span text:style-name="T1"># {SSHA}HASHGENERADO</text:span></text:span></text:p>
        <text:p text:style-name="P4"><text:span text:style-name="Source_20_Text"><text:span text:style-name="T1"># 2. Edita /etc/ldap/slapd.conf y busca la línea 'rootpw'. Reemplaza el hash existente con el nuevo.</text:span></text:span></text:p>
        <text:p text:style-name="P4"><text:span text:style-name="Source_20_Text"><text:span text:style-name="T1"># rootpw {SSHA}HASHGENERADO</text:span></text:span></text:p>
        <text:p text:style-name="P4"><text:span text:style-name="Source_20_Text"><text:span text:style-name="T1"># 3. Reinicia slapd</text:span></text:span></text:p>
        <text:p text:style-name="P3"><text:span text:style-name="Source_20_Text"><text:span text:style-name="T1"># sudo service slapd restart</text:span></text:span></text:p>
        <text:p text:style-name="P18">5. Crear estructura base del directorio:</text:p>
        <text:p text:style-name="P10">Crea un archivo LDIF para las unidades organizativas básicas y un usuario de prueba.</text:p>
        <text:p text:style-name="P17">Bash</text:p>
        <text:p text:style-name="P4"><text:span text:style-name="Source_20_Text"><text:span text:style-name="T1"># En ldapserver.ejemplo.com</text:span></text:span></text:p>
        <text:p text:style-name="P6"><text:span text:style-name="Source_20_Text"><text:span text:style-name="T1">nano base.ldif</text:span></text:span></text:p>
        <text:p text:style-name="P10">Contenido de <text:span text:style-name="Source_20_Text"><text:span text:style-name="T1">base.ldif</text:span></text:span>:</text:p>
        <text:p text:style-name="P17">LDIF</text:p>
        <text:p text:style-name="P4"><text:span text:style-name="Source_20_Text"><text:span text:style-name="T1">dn: dc=ejemplo,dc=com</text:span></text:span></text:p>
        <text:p text:style-name="P4"><text:span text:style-name="Source_20_Text"><text:span text:style-name="T1">objectClass: top</text:span></text:span></text:p>
        <text:p text:style-name="P4"><text:span text:style-name="Source_20_Text"><text:span text:style-name="T1">objectClass: dcObject</text:span></text:span></text:p>
        <text:p text:style-name="P4"><text:span text:style-name="Source_20_Text"><text:span text:style-name="T1">objectClass: organization</text:span></text:span></text:p>
        <text:p text:style-name="P4"><text:span text:style-name="Source_20_Text"><text:span text:style-name="T1">o: Ejemplo SA</text:span></text:span></text:p>
        <text:p text:style-name="P4"><text:span text:style-name="Source_20_Text"><text:span text:style-name="T1">dc: ejemplo</text:span></text:span></text:p>
        <text:p text:style-name="P5"/>
        <text:p text:style-name="P4"><text:span text:style-name="Source_20_Text"><text:span text:style-name="T1">dn: ou=usuarios,dc=ejemplo,dc=com</text:span></text:span></text:p>
        <text:p text:style-name="P4"><text:span text:style-name="Source_20_Text"><text:span text:style-name="T1">objectClass: top</text:span></text:span></text:p>
        <text:p text:style-name="P4"><text:span text:style-name="Source_20_Text"><text:span text:style-name="T1">objectClass: organizationalUnit</text:span></text:span></text:p>
        <text:p text:style-name="P4"><text:span text:style-name="Source_20_Text"><text:span text:style-name="T1">ou: usuarios</text:span></text:span></text:p>
        <text:p text:style-name="P5"/>
        <text:p text:style-name="P4"><text:span text:style-name="Source_20_Text"><text:span text:style-name="T1">dn: ou=grupos,dc=ejemplo,dc=com</text:span></text:span></text:p>
        <text:p text:style-name="P4"><text:span text:style-name="Source_20_Text"><text:span text:style-name="T1">objectClass: top</text:span></text:span></text:p>
        <text:p text:style-name="P4"><text:span text:style-name="Source_20_Text"><text:span text:style-name="T1">objectClass: organizationalUnit</text:span></text:span></text:p>
        <text:p text:style-name="P4"><text:soft-page-break/><text:span text:style-name="Source_20_Text"><text:span text:style-name="T1">ou: grupos</text:span></text:span></text:p>
        <text:p text:style-name="P5"/>
        <text:p text:style-name="P4"><text:span text:style-name="Source_20_Text"><text:span text:style-name="T1">dn: cn=testuser,ou=usuarios,dc=ejemplo,dc=com</text:span></text:span></text:p>
        <text:p text:style-name="P4"><text:span text:style-name="Source_20_Text"><text:span text:style-name="T1">objectClass: top</text:span></text:span></text:p>
        <text:p text:style-name="P4"><text:span text:style-name="Source_20_Text"><text:span text:style-name="T1">objectClass: person</text:span></text:span></text:p>
        <text:p text:style-name="P4"><text:span text:style-name="Source_20_Text"><text:span text:style-name="T1">objectClass: organizationalPerson</text:span></text:span></text:p>
        <text:p text:style-name="P4"><text:span text:style-name="Source_20_Text"><text:span text:style-name="T1">objectClass: inetOrgPerson</text:span></text:span></text:p>
        <text:p text:style-name="P4"><text:span text:style-name="Source_20_Text"><text:span text:style-name="T1">cn: testuser</text:span></text:span></text:p>
        <text:p text:style-name="P4"><text:span text:style-name="Source_20_Text"><text:span text:style-name="T1">sn: User</text:span></text:span></text:p>
        <text:p text:style-name="P4"><text:span text:style-name="Source_20_Text"><text:span text:style-name="T1">givenName: Test</text:span></text:span></text:p>
        <text:p text:style-name="P4"><text:span text:style-name="Source_20_Text"><text:span text:style-name="T1">displayName: Test User</text:span></text:span></text:p>
        <text:p text:style-name="P4"><text:span text:style-name="Source_20_Text"><text:span text:style-name="T1">uid: testuser</text:span></text:span></text:p>
        <text:p text:style-name="P4"><text:span text:style-name="Source_20_Text"><text:span text:style-name="T1">mail: testuser@ejemplo.com</text:span></text:span></text:p>
        <text:p text:style-name="P4"><text:span text:style-name="Source_20_Text"><text:span text:style-name="T1">userPassword: testpassword # Contraseña en texto plano para el ejemplo, ¡no usar en producción!</text:span></text:span></text:p>
        <text:p text:style-name="P4"><text:span text:style-name="Source_20_Text"><text:span text:style-name="T1">uidNumber: 2000</text:span></text:span></text:p>
        <text:p text:style-name="P4"><text:span text:style-name="Source_20_Text"><text:span text:style-name="T1">gidNumber: 2000</text:span></text:span></text:p>
        <text:p text:style-name="P4"><text:span text:style-name="Source_20_Text"><text:span text:style-name="T1">homeDirectory: /home/testuser</text:span></text:span></text:p>
        <text:p text:style-name="P3"><text:span text:style-name="Source_20_Text"><text:span text:style-name="T1">loginShell: /bin/bash</text:span></text:span></text:p>
        <text:p text:style-name="P18">6. Añadir las entradas al directorio:</text:p>
        <text:p text:style-name="P17">Bash</text:p>
        <text:p text:style-name="P4"><text:span text:style-name="Source_20_Text"><text:span text:style-name="T1"># En ldapserver.ejemplo.com</text:span></text:span></text:p>
        <text:p text:style-name="P4"><text:span text:style-name="Source_20_Text"><text:span text:style-name="T1">ldapadd -x -D "cn=admin,dc=ejemplo,dc=com" -W -f base.ldif</text:span></text:span></text:p>
        <text:p text:style-name="P3"><text:span text:style-name="Source_20_Text"><text:span text:style-name="T1"># Se te pedirá la contraseña de admin: adminsecret</text:span></text:span></text:p>
        <text:p text:style-name="P10"><text:span text:style-name="T1">7. Verificar las entradas con </text:span><text:span text:style-name="Source_20_Text"><text:span text:style-name="T1">ldapsearch</text:span></text:span><text:span text:style-name="T1">:</text:span></text:p>
        <text:p text:style-name="P17">Bash</text:p>
        <text:p text:style-name="P4"><text:span text:style-name="Source_20_Text"><text:span text:style-name="T1"># En ldapserver.ejemplo.com</text:span></text:span></text:p>
        <text:p text:style-name="P4"><text:span text:style-name="Source_20_Text"><text:span text:style-name="T1">ldapsearch -x -b "dc=ejemplo,dc=com"</text:span></text:span></text:p>
        <text:p text:style-name="P4"><text:span text:style-name="Source_20_Text"><text:span text:style-name="T1"># o para un usuario específico:</text:span></text:span></text:p>
        <text:p text:style-name="P3"><text:span text:style-name="Source_20_Text"><text:span text:style-name="T1">ldapsearch -x -b "ou=usuarios,dc=ejemplo,dc=com" "(uid=testuser)"</text:span></text:span></text:p>
        <text:p text:style-name="P10"><text:soft-page-break/>Deberías ver la estructura y el usuario <text:span text:style-name="Source_20_Text"><text:span text:style-name="T1">testuser</text:span></text:span>.</text:p>
        <text:p text:style-name="P18">8. Configurar Firewall (UFW):</text:p>
        <text:p text:style-name="P10">Permitir el tráfico LDAP entrante.</text:p>
        <text:p text:style-name="P17">Bash</text:p>
        <text:p text:style-name="P4"><text:span text:style-name="Source_20_Text"><text:span text:style-name="T1"># En ldapserver.ejemplo.com</text:span></text:span></text:p>
        <text:p text:style-name="P5"><text:span text:style-name="Source_20_Text"><text:span text:style-name="T1">sudo ufw allow 389/tcp</text:span></text:span></text:p>
        <text:p text:style-name="P5"><text:span text:style-name="Source_20_Text"><text:span text:style-name="T1">sudo ufw allow 636/tcp</text:span></text:span></text:p>
        <text:p text:style-name="P3"><text:span text:style-name="Source_20_Text"><text:span text:style-name="T1">sudo ufw enable</text:span></text:span></text:p>
        <text:h text:style-name="P2" text:outline-level="3">Parte 2: Configuración del Cliente LDAP en Rocky 9.5 (https://www.google.com/url?sa=E&amp;source=gmail&amp;q=rockyclient.ejemplo.com)</text:h>
        <text:p text:style-name="P10">Rocky 9.5 utiliza el sistema de configuración OLC de OpenLDAP y las herramientas <text:span text:style-name="Source_20_Text"><text:span text:style-name="T1">authselect</text:span></text:span> para la configuración del cliente.</text:p>
        <text:p text:style-name="P18">1. Actualizar el sistema y configurar el hostname:</text:p>
        <text:p text:style-name="P17">Bash</text:p>
        <text:p text:style-name="P4"><text:span text:style-name="Source_20_Text"><text:span text:style-name="T1"># En rockyclient.ejemplo.com</text:span></text:span></text:p>
        <text:p text:style-name="P5"><text:span text:style-name="Source_20_Text"><text:span text:style-name="T1">sudo dnf update -y</text:span></text:span></text:p>
        <text:p text:style-name="P5"><text:span text:style-name="Source_20_Text"><text:span text:style-name="T1">sudo dnf upgrade -y</text:span></text:span></text:p>
        <text:p text:style-name="P5"><text:span text:style-name="Source_20_Text"><text:span text:style-name="T1">sudo hostnamectl set-hostname rockyclient.ejemplo.com</text:span></text:span></text:p>
        <text:p text:style-name="P4"><text:span text:style-name="Source_20_Text"><text:span text:style-name="T1">echo "192.168.1.100 ldapserver.ejemplo.com" | sudo tee -a /etc/hosts</text:span></text:span></text:p>
        <text:p text:style-name="P3"><text:span text:style-name="Source_20_Text"><text:span text:style-name="T1">echo "192.168.1.101 rockyclient.ejemplo.com" | sudo tee -a /etc/hosts</text:span></text:span></text:p>
        <text:p text:style-name="P18">2. Instalar los paquetes cliente LDAP:</text:p>
        <text:p text:style-name="P17">Bash</text:p>
        <text:p text:style-name="P4"><text:span text:style-name="Source_20_Text"><text:span text:style-name="T1"># En rockyclient.ejemplo.com</text:span></text:span></text:p>
        <text:p text:style-name="P6"><text:span text:style-name="Source_20_Text"><text:span text:style-name="T1">sudo dnf install nss-pam-ldapd authselect-compat openldap-clients -y</text:span></text:span></text:p>
        <text:p text:style-name="P10"><text:span text:style-name="T1">3. Configurar el cliente LDAP con </text:span><text:span text:style-name="Source_20_Text"><text:span text:style-name="T1">authselect</text:span></text:span><text:span text:style-name="T1">:</text:span></text:p>
        <text:p text:style-name="P10"><text:span text:style-name="Source_20_Text"><text:span text:style-name="T1">authselect</text:span></text:span> es la herramienta recomendada en RHEL/CentOS/Rocky para gestionar la configuración de autenticación.</text:p>
        <text:p text:style-name="P17">Bash</text:p>
        <text:p text:style-name="P4"><text:span text:style-name="Source_20_Text"><text:span text:style-name="T1"># En rockyclient.ejemplo.com</text:span></text:span></text:p>
        <text:p text:style-name="P5"/>
        <text:p text:style-name="P4"><text:span text:style-name="Source_20_Text"><text:span text:style-name="T1"># Habilita el perfil sssd con LDAP</text:span></text:span></text:p>
        <text:p text:style-name="P5"><text:span text:style-name="Source_20_Text"><text:span text:style-name="T1">sudo authselect select sssd with-ldap --force</text:span></text:span></text:p>
        <text:p text:style-name="P5"/>
        <text:p text:style-name="P4"><text:span text:style-name="Source_20_Text"><text:span text:style-name="T1"># Configura las opciones LDAP para SSSD</text:span></text:span></text:p>
        <text:p text:style-name="P5"><text:span text:style-name="Source_20_Text"><text:span text:style-name="T1">sudo authselect enable-feature with-ldap</text:span></text:span></text:p>
        <text:p text:style-name="P5"><text:span text:style-name="Source_20_Text"><text:span text:style-name="T1">sudo authselect enable-feature with-mkhomedir</text:span></text:span></text:p>
        <text:p text:style-name="P5"/>
        <text:p text:style-name="P4"><text:span text:style-name="Source_20_Text"><text:span text:style-name="T1"># Reinicia los servicios relacionados con la autenticación</text:span></text:span></text:p>
        <text:p text:style-name="P5"><text:span text:style-name="Source_20_Text"><text:span text:style-name="T1">sudo systemctl restart sssd</text:span></text:span></text:p>
        <text:p text:style-name="P3"><text:span text:style-name="Source_20_Text"><text:span text:style-name="T1">sudo systemctl restart oddjobd # Importante para mkhomedir</text:span></text:span></text:p>
        <text:p text:style-name="P18">4. Configurar SSSD para conectarse al servidor LDAP:</text:p>
        <text:p text:style-name="P10">Edita el archivo de configuración de SSSD.</text:p>
        <text:p text:style-name="P17"><text:soft-page-break/>Bash</text:p>
        <text:p text:style-name="P4"><text:span text:style-name="Source_20_Text"><text:span text:style-name="T1"># En rockyclient.ejemplo.com</text:span></text:span></text:p>
        <text:p text:style-name="P6"><text:span text:style-name="Source_20_Text"><text:span text:style-name="T1">sudo nano /etc/sssd/sssd.conf</text:span></text:span></text:p>
        <text:p text:style-name="P10">Asegúrate de que el archivo se vea similar a esto (presta atención a <text:span text:style-name="Source_20_Text"><text:span text:style-name="T1">id_provider=ldap</text:span></text:span> y la sección <text:span text:style-name="Source_20_Text"><text:span text:style-name="T1">[domain/LDAP]</text:span></text:span>):</text:p>
        <text:p text:style-name="P17">Ini, TOML</text:p>
        <text:p text:style-name="P4"><text:span text:style-name="Source_20_Text"><text:span text:style-name="T1">[sssd]</text:span></text:span></text:p>
        <text:p text:style-name="P4"><text:span text:style-name="Source_20_Text"><text:span text:style-name="T1">domains = LDAP</text:span></text:span></text:p>
        <text:p text:style-name="P4"><text:span text:style-name="Source_20_Text"><text:span text:style-name="T1">config_file_version = 2</text:span></text:span></text:p>
        <text:p text:style-name="P4"><text:span text:style-name="Source_20_Text"><text:span text:style-name="T1">services = nss, pam</text:span></text:span></text:p>
        <text:p text:style-name="P5"/>
        <text:p text:style-name="P4"><text:span text:style-name="Source_20_Text"><text:span text:style-name="T1">[domain/LDAP]</text:span></text:span></text:p>
        <text:p text:style-name="P4"><text:span text:style-name="Source_20_Text"><text:span text:style-name="T1">id_provider = ldap</text:span></text:span></text:p>
        <text:p text:style-name="P4"><text:span text:style-name="Source_20_Text"><text:span text:style-name="T1">auth_provider = ldap</text:span></text:span></text:p>
        <text:p text:style-name="P4"><text:span text:style-name="Source_20_Text"><text:span text:style-name="T1"># URI del servidor LDAP, usa ldap:// si no tienes TLS configurado, o ldaps://</text:span></text:span></text:p>
        <text:p text:style-name="P4"><text:span text:style-name="Source_20_Text"><text:span text:style-name="T1">ldap_uri = ldap://ldapserver.ejemplo.com/ </text:span></text:span></text:p>
        <text:p text:style-name="P4"><text:span text:style-name="Source_20_Text"><text:span text:style-name="T1"># Base de búsqueda para usuarios y grupos</text:span></text:span></text:p>
        <text:p text:style-name="P4"><text:span text:style-name="Source_20_Text"><text:span text:style-name="T1">ldap_search_base = dc=ejemplo,dc=com</text:span></text:span></text:p>
        <text:p text:style-name="P4"><text:span text:style-name="Source_20_Text"><text:span text:style-name="T1"># Version del protocolo LDAP</text:span></text:span></text:p>
        <text:p text:style-name="P4"><text:span text:style-name="Source_20_Text"><text:span text:style-name="T1">ldap_schema = rfc2307</text:span></text:span></text:p>
        <text:p text:style-name="P4"><text:span text:style-name="Source_20_Text"><text:span text:style-name="T1"># Si los usuarios no tienen el atributo gidNumber en su entrada, SSSD intentará obtenerlo del esquema rfc2307bis</text:span></text:span></text:p>
        <text:p text:style-name="P4"><text:span text:style-name="Source_20_Text"><text:span text:style-name="T1"># ldap_rfc2307_fallback_to_local_users = true </text:span></text:span></text:p>
        <text:p text:style-name="P4"><text:span text:style-name="Source_20_Text"><text:span text:style-name="T1"># Opcional: para autenticar el bind del cliente al servidor LDAP (si el servidor lo requiere para búsquedas)</text:span></text:span></text:p>
        <text:p text:style-name="P4"><text:span text:style-name="Source_20_Text"><text:span text:style-name="T1"># ldap_default_bind_dn = cn=admin,dc=ejemplo,dc=com</text:span></text:span></text:p>
        <text:p text:style-name="P4"><text:span text:style-name="Source_20_Text"><text:span text:style-name="T1"># ldap_default_bind_dn_password = adminsecret</text:span></text:span></text:p>
        <text:p text:style-name="P4"><text:span text:style-name="Source_20_Text"><text:span text:style-name="T1"># Habilitar auto-creación de directorios home</text:span></text:span></text:p>
        <text:p text:style-name="P4"><text:span text:style-name="Source_20_Text"><text:span text:style-name="T1">mkhomedir = true</text:span></text:span></text:p>
        <text:p text:style-name="P4"><text:span text:style-name="Source_20_Text"><text:span text:style-name="T1"># Para conexiones seguras (si el servidor usa TLS/SSL)</text:span></text:span></text:p>
        <text:p text:style-name="P4"><text:span text:style-name="Source_20_Text"><text:span text:style-name="T1"># ldap_tls_reqcert = allow # o 'demand' si el certificado es válido</text:span></text:span></text:p>
        <text:p text:style-name="P3"><text:span text:style-name="Source_20_Text"><text:span text:style-name="T1"># ldap_tls_cacert = /etc/openldap/certs/ca.pem # Ruta a tu CA si usas LDAPS</text:span></text:span></text:p>
        <text:p text:style-name="P18">5. Configurar permisos para SSSD.conf:</text:p>
        <text:p text:style-name="P17">Bash</text:p>
        <text:p text:style-name="P4"><text:span text:style-name="Source_20_Text"><text:span text:style-name="T1"># En rockyclient.ejemplo.com</text:span></text:span></text:p>
        <text:p text:style-name="P6"><text:span text:style-name="Source_20_Text"><text:span text:style-name="T1">sudo chmod 0600 /etc/sssd/sssd.conf</text:span></text:span></text:p>
        <text:p text:style-name="P18">6. Reiniciar SSSD y NSCD:</text:p>
        <text:p text:style-name="P17">Bash</text:p>
        <text:p text:style-name="P4"><text:span text:style-name="Source_20_Text"><text:span text:style-name="T1"># En rockyclient.ejemplo.com</text:span></text:span></text:p>
        <text:p text:style-name="P5"><text:span text:style-name="Source_20_Text"><text:span text:style-name="T1">sudo systemctl restart sssd</text:span></text:span></text:p>
        <text:p text:style-name="P6"><text:span text:style-name="Source_20_Text"><text:span text:style-name="T1">sudo systemctl restart nscd</text:span></text:span></text:p>
        <text:p text:style-name="P18">7. Verificar la configuración de NSS:</text:p>
        <text:p text:style-name="P17">Bash</text:p>
        <text:p text:style-name="P4"><text:span text:style-name="Source_20_Text"><text:span text:style-name="T1"># En rockyclient.ejemplo.com</text:span></text:span></text:p>
        <text:p text:style-name="P4"><text:span text:style-name="Source_20_Text"><text:span text:style-name="T1">cat /etc/nsswitch.conf | grep "passwd"</text:span></text:span></text:p>
        <text:p text:style-name="P4"><text:span text:style-name="Source_20_Text"><text:span text:style-name="T1">cat /etc/nsswitch.conf | grep "group"</text:span></text:span></text:p>
        <text:p text:style-name="P3"><text:span text:style-name="Source_20_Text"><text:span text:style-name="T1">cat /etc/nsswitch.conf | grep "shadow"</text:span></text:span></text:p>
        <text:p text:style-name="P10"><text:soft-page-break/>Deberían mostrar <text:span text:style-name="Source_20_Text"><text:span text:style-name="T1">files sssd</text:span></text:span> (o <text:span text:style-name="Source_20_Text"><text:span text:style-name="T1">files ldap</text:span></text:span> si no usaste SSSD, pero <text:span text:style-name="Source_20_Text"><text:span text:style-name="T1">authselect</text:span></text:span> normalmente usa SSSD).</text:p>
        <text:p text:style-name="P18">8. Probar la resolución de usuarios LDAP:</text:p>
        <text:p text:style-name="P17">Bash</text:p>
        <text:p text:style-name="P4"><text:span text:style-name="Source_20_Text"><text:span text:style-name="T1"># En rockyclient.ejemplo.com</text:span></text:span></text:p>
        <text:p text:style-name="P6"><text:span text:style-name="Source_20_Text"><text:span text:style-name="T1">getent passwd testuser</text:span></text:span></text:p>
        <text:p text:style-name="P10">Deberías ver la entrada del usuario <text:span text:style-name="Source_20_Text"><text:span text:style-name="T1">testuser</text:span></text:span> proveniente del servidor LDAP:</text:p>
        <text:p text:style-name="P3"><text:span text:style-name="Source_20_Text"><text:span text:style-name="T1">testuser:x:2000:2000:Test User:/home/testuser:/bin/bash</text:span></text:span></text:p>
        <text:p text:style-name="P18">9. Intentar iniciar sesión con el usuario LDAP:</text:p>
        <text:p text:style-name="P10">Si la creación automática de directorios home (<text:span text:style-name="Source_20_Text"><text:span text:style-name="T1">mkhomedir</text:span></text:span>) está habilitada y <text:span text:style-name="Source_20_Text"><text:span text:style-name="T1">oddjobd</text:span></text:span> está funcionando, al intentar un inicio de sesión, se creará el directorio <text:span text:style-name="Source_20_Text"><text:span text:style-name="T1">/home/testuser</text:span></text:span>.</text:p>
        <text:p text:style-name="P17">Bash</text:p>
        <text:p text:style-name="P4"><text:span text:style-name="Source_20_Text"><text:span text:style-name="T1"># En rockyclient.ejemplo.com</text:span></text:span></text:p>
        <text:p text:style-name="P5"><text:span text:style-name="Source_20_Text"><text:span text:style-name="T1">su - testuser</text:span></text:span></text:p>
        <text:p text:style-name="P3"><text:span text:style-name="Source_20_Text"><text:span text:style-name="T1"># Se te pedirá la contraseña: testpassword</text:span></text:span></text:p>
        <text:p text:style-name="P10">Si el inicio de sesión es exitoso, significa que la autenticación LDAP funciona. Puedes usar <text:span text:style-name="Source_20_Text"><text:span text:style-name="T1">id</text:span></text:span> para verificar el UID y GID del usuario.</text:p>
        <text:p text:style-name="P18">10. Configurar SSH para permitir inicios de sesión LDAP (opcional):</text:p>
        <text:p text:style-name="P10">Asegúrate de que SSH esté configurado para usar PAM.</text:p>
        <text:p text:style-name="P17">Bash</text:p>
        <text:p text:style-name="P4"><text:span text:style-name="Source_20_Text"><text:span text:style-name="T1"># En rockyclient.ejemplo.com</text:span></text:span></text:p>
        <text:p text:style-name="P5"><text:span text:style-name="Source_20_Text"><text:span text:style-name="T1">sudo nano /etc/ssh/sshd_config</text:span></text:span></text:p>
        <text:p text:style-name="P4"><text:span text:style-name="Source_20_Text"><text:span text:style-name="T1"># Asegúrate de que UsePAM yes está uncommented</text:span></text:span></text:p>
        <text:p text:style-name="P6"><text:span text:style-name="Source_20_Text"><text:span text:style-name="T1">sudo systemctl restart sshd</text:span></text:span></text:p>
        <text:p text:style-name="P10">Ahora deberías poder conectarte a <text:span text:style-name="Source_20_Text"><text:span text:style-name="T1">rockyclient.ejemplo.com</text:span></text:span> usando el usuario LDAP <text:span text:style-name="Source_20_Text"><text:span text:style-name="T1">testuser</text:span></text:span> desde otra máquina, incluyendo <text:span text:style-name="Source_20_Text"><text:span text:style-name="T1">ldapserver.ejemplo.com</text:span></text:span> si tienes SSH configurado allí.</text:p>
        <text:p text:style-name="P17">Bash</text:p>
        <text:p text:style-name="P4"><text:span text:style-name="Source_20_Text"><text:span text:style-name="T1"># Desde ldapserver.ejemplo.com (o cualquier otra máquina con SSH y resolución de nombres)</text:span></text:span></text:p>
        <text:p text:style-name="P5"><text:span text:style-name="Source_20_Text"><text:span text:style-name="T1">ssh testuser@rockyclient.ejemplo.com</text:span></text:span></text:p>
        <text:p text:style-name="P3"><text:span text:style-name="Source_20_Text"><text:span text:style-name="T1"># Contraseña: testpassword</text:span></text:span></text:p>
        <text:p text:style-name="P18">Depuración común:</text:p>
        <text:list text:style-name="L14">
          <text:list-item>
            <text:p text:style-name="P32"><text:span text:style-name="T1">Firewall:</text:span> Asegúrate de que el firewall del servidor LDAP (<text:span text:style-name="Source_20_Text"><text:span text:style-name="T1">ufw</text:span></text:span> en Ubuntu, <text:span text:style-name="Source_20_Text"><text:span text:style-name="T1">firewalld</text:span></text:span> en Rocky) permita los puertos 389 y 636.</text:p>
          </text:list-item>
          <text:list-item>
            <text:p text:style-name="P32"><text:span text:style-name="T1">Conectividad de red:</text:span> Usa <text:span text:style-name="Source_20_Text"><text:span text:style-name="T1">ping</text:span></text:span> y <text:span text:style-name="Source_20_Text"><text:span text:style-name="T1">telnet ip_servidor_ldap 389</text:span></text:span> para verificar la conectividad de red entre el cliente y el servidor.</text:p>
          </text:list-item>
          <text:list-item>
            <text:p text:style-name="P19"><text:soft-page-break/>Archivos de log:</text:p>
            <text:list>
              <text:list-item>
                <text:p text:style-name="P32"><text:span text:style-name="T1">Servidor:</text:span> <text:span text:style-name="Source_20_Text"><text:span text:style-name="T1">/var/log/syslog</text:span></text:span> (Ubuntu), <text:span text:style-name="Source_20_Text"><text:span text:style-name="T1">/var/log/audit/audit.log</text:span></text:span> o <text:span text:style-name="Source_20_Text"><text:span text:style-name="T1">journalctl -u slapd</text:span></text:span> (Rocky) para <text:span text:style-name="Source_20_Text"><text:span text:style-name="T1">slapd</text:span></text:span></text:p>
              </text:list-item>
              <text:list-item>
                <text:p text:style-name="P32"><text:span text:style-name="T1">Cliente:</text:span> <text:span text:style-name="Source_20_Text"><text:span text:style-name="T1">/var/log/auth.log</text:span></text:span> (Ubuntu), <text:span text:style-name="Source_20_Text"><text:span text:style-name="T1">/var/log/secure</text:span></text:span> o <text:span text:style-name="Source_20_Text"><text:span text:style-name="T1">journalctl -u sssd</text:span></text:span> (Rocky) para SSSD y PAM.</text:p>
              </text:list-item>
            </text:list>
          </text:list-item>
          <text:list-item>
            <text:p text:style-name="P32"><text:span text:style-name="T1">Sincronización de reloj (NTP):</text:span> Las diferencias horarias significativas pueden causar problemas de autenticación, especialmente con Kerberos o certificados TLS.</text:p>
          </text:list-item>
          <text:list-item>
            <text:p text:style-name="P32"><text:span text:style-name="T1">Permisos de </text:span><text:span text:style-name="Source_20_Text"><text:span text:style-name="T1">sssd.conf</text:span></text:span><text:span text:style-name="T1">:</text:span> Asegúrate de que <text:span text:style-name="Source_20_Text"><text:span text:style-name="T1">/etc/sssd/sssd.conf</text:span></text:span> tenga permisos <text:span text:style-name="Source_20_Text"><text:span text:style-name="T1">0600</text:span></text:span> para que SSSD pueda leerlo.</text:p>
          </text:list-item>
        </text:list>
        <text:p text:style-name="P10">Este ejercicio proporciona una configuración básica. Para entornos de producción, se necesitarían consideraciones adicionales como la configuración robusta de TLS/SSL, la replicación de OpenLDAP, y políticas de ACL más detalladas.</text:p>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1" style:font-family-complex="'Noto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1" style:font-family-complex="'Noto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05T11:08:28.860612374</meta:creation-date>
    <dc:date>2025-07-05T11:12:44.186340198</dc:date>
    <meta:editing-duration>PT4M16S</meta:editing-duration>
    <meta:editing-cycles>1</meta:editing-cycles>
    <meta:document-statistic meta:table-count="2" meta:image-count="0" meta:object-count="0" meta:page-count="13" meta:paragraph-count="312" meta:word-count="2997" meta:character-count="21422" meta:non-whitespace-character-count="18774"/>
    <meta:generator>LibreOffice/24.2.2.2$Linux_X86_64 LibreOffice_project/d56cc158d8a96260b836f100ef4b4ef25d6f1a01</meta:generator>
  </office:meta>
</office:document-meta>
</file>